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text-properties style:font-name="Georgia" officeooo:rsid="000caadc" officeooo:paragraph-rsid="000caadc"/>
    </style:style>
    <style:style style:name="P4" style:family="paragraph" style:parent-style-name="Text_20_body">
      <style:paragraph-properties fo:text-align="center" style:justify-single-word="false"/>
      <style:text-properties style:font-name="Georgia" officeooo:rsid="000caadc" officeooo:paragraph-rsid="000caadc"/>
    </style:style>
    <style:style style:name="P5" style:family="paragraph" style:parent-style-name="Subtitle">
      <style:text-properties style:font-name="Georgia" officeooo:paragraph-rsid="000f4006"/>
    </style:style>
    <style:style style:name="P6" style:family="paragraph" style:parent-style-name="Text_20_body">
      <style:text-properties style:font-name="Georgia" officeooo:rsid="000caadc" officeooo:paragraph-rsid="000caadc"/>
    </style:style>
    <style:style style:name="P7" style:family="paragraph" style:parent-style-name="Text_20_body">
      <style:paragraph-properties fo:text-align="center" style:justify-single-word="false"/>
      <style:text-properties style:font-name="Georgia" officeooo:rsid="0010fb42" officeooo:paragraph-rsid="0010fb42"/>
    </style:style>
    <style:style style:name="P8" style:family="paragraph" style:parent-style-name="Text_20_body">
      <style:paragraph-properties fo:text-align="start" style:justify-single-word="false"/>
      <style:text-properties style:font-name="Georgia" officeooo:rsid="0010fb42" officeooo:paragraph-rsid="0010fb42"/>
    </style:style>
    <style:style style:name="P9" style:family="paragraph" style:parent-style-name="Title">
      <style:text-properties style:font-name="Georgia" officeooo:rsid="000caadc" officeooo:paragraph-rsid="000caadc"/>
    </style:style>
    <style:style style:name="T1" style:family="text">
      <style:text-properties officeooo:rsid="000e34af"/>
    </style:style>
    <style:style style:name="T2" style:family="text">
      <style:text-properties fo:font-style="italic" officeooo:rsid="000e34af"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e34af" style:font-style-asian="normal" style:font-style-complex="normal"/>
    </style:style>
    <style:style style:name="T5" style:family="text">
      <style:text-properties fo:font-style="normal" officeooo:rsid="000f4006" style:font-style-asian="normal" style:font-style-complex="normal"/>
    </style:style>
    <style:style style:name="T6" style:family="text">
      <style:text-properties fo:font-style="normal" officeooo:rsid="00105301"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on’t Have To Tell Me Twice</text:p>
      <text:p text:style-name="P5">214</text:p>
      <text:p text:style-name="P4">by Kyle Eggleston</text:p>
      <text:p text:style-name="P3"/>
      <text:p text:style-name="P3"><text:tab/><text:span text:style-name="T1">Ketish moved through his ship like a tiger on the prowl. He was in search of something. Something he couldn’t find anywhere else. It was something he needed and needed quickly. He had been away from his home world for a while now and that wasn’t sitting good with him. Ketish didn’t trust anyone else to take over his current task of occupying Ashlea Prime. </text:span><text:span text:style-name="T2">He</text:span><text:span text:style-name="T4"> had to be the one to take charge of the situation. Put simply he felt like he was the </text:span><text:span text:style-name="T2">only one</text:span><text:span text:style-name="T4"> who could adequately keep things running smoothly. It was a delusion of godhood at best, but that’s how Ketish lived his life.</text:span></text:p>
      <text:p text:style-name="P3"><text:span text:style-name="T4"><text:tab/></text:span><text:span text:style-name="T5">Coming upon a set of quarters, Ketish pressed a button that would open the door. As he entered he noticed a Dubor woman laying on a bed. She was sprawled out taking up the entire bed. Next to her was a container full of a green powder like substance. Ketish picked up the container and opened it. The aroma punctured his senses forcing his nose open to them. He couldn’t help himself. Taking his index finger, Ketish put some of the powder on it and snorted it. He staggered over to a chair and sat down, relaxing as the drug entered his system.</text:span></text:p>
      <text:p text:style-name="P3"><text:span text:style-name="T5"><text:tab/>The drug would last for a few hours. In the meantime Ketish would be unresponsive and unable to process anything that needed his attention. He was completely useless during these trips. Ketish didn’t care, all he wanted to do was feel good and this drug made him feel good. It helped him forget about whatever he was worrying about. It helped him relax.</text:span></text:p>
      <text:p text:style-name="P3"><text:span text:style-name="T5"><text:tab/></text:span><text:span text:style-name="T6">The female woke up from her trip and wandered over to where Ketish had left the bowl of drugs. Dipping her finger in, she snorted the dust and took another trip herself. Draping herself over Ketish she too rested from her worries. She was at peace.</text:span></text:p>
      <text:p text:style-name="P3"><text:span text:style-name="T6"/></text:p>
      <text:p text:style-name="P7"><text:span text:style-name="T6">* </text:span><text:span text:style-name="T3">* *</text:span></text:p>
      <text:p text:style-name="P7"><text:span text:style-name="T3"/></text:p>
      <text:p text:style-name="P8"><text:span text:style-name="T3"><text:tab/>Jack O’Brien sat in his office. He looked over paperwork that he had been neglecting. There was all kinds of paperwork that needed his attention. It was a for his eyes only kind of job. Jack hated the paperwork but there was nothing he could do about it so he dove right in until it was finished. Most of the paperwork was for the dock workers to get a pay increase. He had to find a way in the budget to make that happen or they would go on strike.</text:span></text:p>
      <text:p text:style-name="P8"><text:soft-page-break/><text:span text:style-name="T3"><text:tab/>That was the last thing Jack wanted. His workers had gone on strike before, it wasn’t a pretty sight. When the dock workers were on strike, nothing got done. Since no one else knew how to do their job, they had all the power in the world at their fingertip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2</text:page-count>) <text:date style:data-style-name="N37" text:date-value="2026-01-25T22:33:32.303557014">01/2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5T22:33:32.173768445</dc:date>
    <meta:editing-duration>PT34M54S</meta:editing-duration>
    <meta:editing-cycles>15</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12" meta:word-count="484" meta:character-count="2546" meta:non-whitespace-character-count="2068"/>
  </office:meta>
</office:document-meta>
</file>